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no-wrap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1.905cm" svg:x="1.905cm" svg:y="0.635cm">
          <text:p text:style-name="P1"><text:span text:style-name="T1">Evaluate exprr+0 or expri+1 and then exprt+0, exprb+0, and exprf+0 in order writte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27cm" svg:x="1.905cm" svg:y="3.175cm">
          <text:p text:style-name="P1"><text:span text:style-name="T1">Assign start value to control variable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905cm" svg:x="1.905cm" svg:y="5.08cm">
          <text:p text:style-name="P1"><text:span text:style-name="T1">Use TO value (exprt) ti test control variable for terminatio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905cm" svg:x="1.905cm" svg:y="7.62cm">
          <text:p text:style-name="P1"><text:span text:style-name="T1">Use count of iterations (exprr) to test for terminatio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27cm" svg:x="1.905cm" svg:y="10.16cm">
          <text:p text:style-name="P1"><text:span text:style-name="T1">Use FOR value (exprf) to test for terminatio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905cm" svg:x="1.905cm" svg:y="12.065cm">
          <text:p text:style-name="P1"><text:span text:style-name="T1">Use WHILE expression (exprw) to test for terminatio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27cm" svg:x="1.905cm" svg:y="14.605cm">
          <text:p text:style-name="P1"><text:span text:style-name="T1">Process instructions in the DO/LOOP group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905cm" svg:x="1.905cm" svg:y="16.51cm">
          <text:p text:style-name="P1"><text:span text:style-name="T1">Use UNTIL expression (expru) to test for terminatio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27cm" svg:x="1.905cm" svg:y="19.05cm">
          <text:p text:style-name="P1"><text:span text:style-name="T1">Use BY value (exprb) to update control variable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2.54cm" svg:x2="5.715cm" svg:y2="3.175cm">
          <text:p text:style-name="P4"/>
        </draw:line>
        <draw:line draw:style-name="gr2" draw:text-style-name="P3" draw:layer="layout" svg:x1="5.715cm" svg:y1="4.445cm" svg:x2="5.715cm" svg:y2="5.08cm">
          <text:p text:style-name="P4"/>
        </draw:line>
        <draw:line draw:style-name="gr2" draw:text-style-name="P3" draw:layer="layout" svg:x1="5.715cm" svg:y1="6.985cm" svg:x2="5.715cm" svg:y2="7.62cm">
          <text:p text:style-name="P4"/>
        </draw:line>
        <draw:line draw:style-name="gr2" draw:text-style-name="P3" draw:layer="layout" svg:x1="5.715cm" svg:y1="9.525cm" svg:x2="5.715cm" svg:y2="10.16cm">
          <text:p text:style-name="P4"/>
        </draw:line>
        <draw:line draw:style-name="gr2" draw:text-style-name="P3" draw:layer="layout" svg:x1="5.715cm" svg:y1="11.43cm" svg:x2="5.715cm" svg:y2="12.065cm">
          <text:p text:style-name="P4"/>
        </draw:line>
        <draw:line draw:style-name="gr2" draw:text-style-name="P3" draw:layer="layout" svg:x1="5.715cm" svg:y1="13.97cm" svg:x2="5.715cm" svg:y2="14.605cm">
          <text:p text:style-name="P4"/>
        </draw:line>
        <draw:line draw:style-name="gr2" draw:text-style-name="P3" draw:layer="layout" svg:x1="5.715cm" svg:y1="15.875cm" svg:x2="5.715cm" svg:y2="16.51cm">
          <text:p text:style-name="P4"/>
        </draw:line>
        <draw:line draw:style-name="gr2" draw:text-style-name="P3" draw:layer="layout" svg:x1="5.715cm" svg:y1="18.415cm" svg:x2="5.715cm" svg:y2="19.05cm">
          <text:p text:style-name="P4"/>
        </draw:line>
        <draw:line draw:style-name="gr2" draw:text-style-name="P3" draw:layer="layout" svg:x1="1.27cm" svg:y1="5.715cm" svg:x2="1.905cm" svg:y2="5.715cm">
          <text:p text:style-name="P4"/>
        </draw:line>
        <draw:line draw:style-name="gr3" draw:text-style-name="P3" draw:layer="layout" svg:x1="1.27cm" svg:y1="5.715cm" svg:x2="1.27cm" svg:y2="20.955cm">
          <text:p text:style-name="P4"/>
        </draw:line>
        <draw:line draw:style-name="gr3" draw:text-style-name="P3" draw:layer="layout" svg:x1="1.27cm" svg:y1="20.955cm" svg:x2="5.715cm" svg:y2="20.955cm">
          <text:p text:style-name="P4"/>
        </draw:line>
        <draw:line draw:style-name="gr3" draw:text-style-name="P3" draw:layer="layout" svg:x1="5.715cm" svg:y1="20.32cm" svg:x2="5.715cm" svg:y2="20.955cm">
          <text:p text:style-name="P4"/>
        </draw:line>
        <draw:line draw:style-name="gr2" draw:text-style-name="P3" draw:layer="layout" svg:x1="10.795cm" svg:y1="5.715cm" svg:x2="12.065cm" svg:y2="5.715cm">
          <text:p text:style-name="P4"/>
        </draw:line>
        <draw:line draw:style-name="gr2" draw:text-style-name="P3" draw:layer="layout" svg:x1="10.795cm" svg:y1="8.255cm" svg:x2="12.065cm" svg:y2="8.255cm">
          <text:p text:style-name="P4"/>
        </draw:line>
        <draw:line draw:style-name="gr2" draw:text-style-name="P3" draw:layer="layout" svg:x1="10.795cm" svg:y1="10.795cm" svg:x2="12.065cm" svg:y2="10.795cm">
          <text:p text:style-name="P4"/>
        </draw:line>
        <draw:line draw:style-name="gr2" draw:text-style-name="P3" draw:layer="layout" svg:x1="10.795cm" svg:y1="12.7cm" svg:x2="12.065cm" svg:y2="12.7cm">
          <text:p text:style-name="P4"/>
        </draw:line>
        <draw:line draw:style-name="gr2" draw:text-style-name="P3" draw:layer="layout" svg:x1="10.795cm" svg:y1="17.145cm" svg:x2="12.065cm" svg:y2="17.145cm">
          <text:p text:style-name="P4"/>
        </draw:line>
        <draw:frame draw:style-name="gr4" draw:text-style-name="P5" draw:layer="layout" svg:width="5.715cm" svg:height="1.905cm" svg:x="12.065cm" svg:y="5.08cm">
          <draw:text-box>
            <text:p text:style-name="P4"><text:span text:style-name="T1">Discontinue processing of DO/LOOP group if TO value is exceeded.</text:span></text:p>
          </draw:text-box>
        </draw:frame>
        <draw:frame draw:style-name="gr4" draw:text-style-name="P5" draw:layer="layout" svg:width="5.715cm" svg:height="1.905cm" svg:x="12.065cm" svg:y="7.62cm">
          <draw:text-box>
            <text:p text:style-name="P4"><text:span text:style-name="T1">Discontinue processing of DO/LOOP group if number of iterations is exceeded.</text:span></text:p>
          </draw:text-box>
        </draw:frame>
        <draw:frame draw:style-name="gr4" draw:text-style-name="P5" draw:layer="layout" svg:width="5.715cm" svg:height="1.979cm" svg:x="12.065cm" svg:y="10.16cm">
          <draw:text-box>
            <text:p text:style-name="P4"><text:span text:style-name="T1">Discontinue processing of DO/LOOP group if FOR value (number of iterations through the loop is exceeded.</text:span></text:p>
          </draw:text-box>
        </draw:frame>
        <draw:frame draw:style-name="gr4" draw:text-style-name="P5" draw:layer="layout" svg:width="5.715cm" svg:height="1.905cm" svg:x="12.065cm" svg:y="12.065cm">
          <draw:text-box>
            <text:p text:style-name="P4"><text:span text:style-name="T1">Discontinue processing of DO/LOOP group if WHILE condition is not met.</text:span></text:p>
          </draw:text-box>
        </draw:frame>
        <draw:frame draw:style-name="gr4" draw:text-style-name="P5" draw:layer="layout" svg:width="5.715cm" svg:height="1.905cm" svg:x="12.065cm" svg:y="16.51cm">
          <draw:text-box>
            <text:p text:style-name="P4"><text:span text:style-name="T1">Discontinue processing of DO/LOOP group if UNTIL condition is me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9T11:01:59</meta:creation-date>
    <dc:creator>William Ashley</dc:creator>
    <dc:date>2007-07-09T14:38:55</dc:date>
    <dc:language>en-US</dc:language>
    <meta:editing-cycles>5</meta:editing-cycles>
    <meta:editing-duration>PT16M37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